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officeooo:rsid="0018edd5" officeooo:paragraph-rsid="0018edd5" style:font-size-asian="10.5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officeooo:rsid="0018edd5" officeooo:paragraph-rsid="00194279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a7836" officeooo:paragraph-rsid="001a7836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a7836" officeooo:paragraph-rsid="001b92c7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1bd685" officeooo:paragraph-rsid="001bd685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bd685" officeooo:paragraph-rsid="001bd685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18edd5" officeooo:paragraph-rsid="0018edd5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6pt" fo:font-weight="bold" officeooo:rsid="0018edd5" officeooo:paragraph-rsid="0018edd5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 fo:break-before="page"/>
      <style:text-properties fo:font-size="14pt" fo:font-weight="bold" officeooo:rsid="001a7836" officeooo:paragraph-rsid="001a7836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1a7836" officeooo:paragraph-rsid="001a7836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1b92c7" officeooo:paragraph-rsid="001b92c7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1bd685" officeooo:paragraph-rsid="001da883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1da883" officeooo:paragraph-rsid="001da883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officeooo:rsid="001bd685" officeooo:paragraph-rsid="001ddb2d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officeooo:rsid="001e77d1" officeooo:paragraph-rsid="001e77d1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bd685" officeooo:paragraph-rsid="001bd685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bd685" officeooo:paragraph-rsid="001da883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 fo:break-before="page"/>
      <style:text-properties fo:font-size="12pt" officeooo:rsid="001bd685" officeooo:paragraph-rsid="001ddb2d" style:font-size-asian="10.5pt" style:font-size-complex="12pt"/>
    </style:style>
    <style:style style:name="P19" style:family="paragraph" style:parent-style-name="Standard">
      <style:paragraph-properties fo:text-align="start" style:justify-single-word="false" fo:break-before="page"/>
      <style:text-properties fo:font-size="14pt" fo:font-weight="bold" officeooo:rsid="001e77d1" officeooo:paragraph-rsid="001e77d1" style:font-size-asian="12.25pt" style:font-weight-asian="bold" style:font-size-complex="14pt" style:font-weight-complex="bold"/>
    </style:style>
    <style:style style:name="T1" style:family="text">
      <style:text-properties officeooo:rsid="00194279"/>
    </style:style>
    <style:style style:name="T2" style:family="text">
      <style:text-properties fo:font-weight="bold" officeooo:rsid="001ddb2d" style:font-weight-asian="bold" style:font-weight-complex="bold"/>
    </style:style>
    <style:style style:name="T3" style:family="text">
      <style:text-properties officeooo:rsid="001b92c7"/>
    </style:style>
    <style:style style:name="T4" style:family="text">
      <style:text-properties officeooo:rsid="001caeb3"/>
    </style:style>
    <style:style style:name="T5" style:family="text">
      <style:text-properties officeooo:rsid="001da883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da883" style:font-weight-asian="normal" style:font-weight-complex="normal"/>
    </style:style>
    <style:style style:name="T8" style:family="text">
      <style:text-properties fo:font-weight="normal" officeooo:rsid="001ddb2d" style:font-weight-asian="normal" style:font-weight-complex="normal"/>
    </style:style>
    <style:style style:name="T9" style:family="text">
      <style:text-properties fo:font-weight="normal" officeooo:rsid="001e77d1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Beleg Softwaretechnik</text:p>
      <text:p text:style-name="P1"/>
      <text:p text:style-name="P7">I.<text:span text:style-name="T1">1</text:span> <text:s/>Organisation</text:p>
      <text:p text:style-name="P1"/>
      <text:p text:style-name="P1">Gruppe:</text:p>
      <text:p text:style-name="P1"/>
      <text:p text:style-name="P1">Dercio Capriano</text:p>
      <text:p text:style-name="P1">Max Henschell</text:p>
      <text:p text:style-name="P1"/>
      <text:p text:style-name="P1"/>
      <text:p text:style-name="P1">Aufgabenverteilung:</text:p>
      <text:p text:style-name="P1"/>
      <text:p text:style-name="P1">Teamleiter: <text:tab/><text:tab/><text:tab/>Max Henschell</text:p>
      <text:p text:style-name="P1">Entwickler:<text:tab/><text:tab/><text:tab/>Max Henschell</text:p>
      <text:p text:style-name="P1">Tester:<text:tab/><text:tab/><text:tab/><text:tab/>Dercio Capriano</text:p>
      <text:p text:style-name="P1">Qualitätsmanagement:<text:tab/>Dercio Capriano</text:p>
      <text:p text:style-name="P1">Dokumentation:<text:tab/><text:tab/>Dercio Capriano</text:p>
      <text:p text:style-name="P1"/>
      <text:p text:style-name="P1"/>
      <text:p text:style-name="P1"/>
      <text:p text:style-name="P1"/>
      <text:p text:style-name="P7">I.<text:span text:style-name="T1">2</text:span> Gruppenthema finden und dokumentieren</text:p>
      <text:p text:style-name="P1"><text:s/></text:p>
      <text:p text:style-name="P2">Unser Idee für eine Hochschulspiele-App ist ein Monopoly-Spiel, wobei die Felder Örtlichkeiten der Hochschule repräsentieren und <text:span text:style-name="T1">die Karten entsprächen Ereignissen an der Hochschule.</text:span></text:p>
      <text:p text:style-name="P9">II. Lastenheft</text:p>
      <text:p text:style-name="P3"/>
      <text:p text:style-name="P10">1. Zielbestimmung</text:p>
      <text:p text:style-name="P3"/>
      <text:p text:style-name="P4">Die Software Hochschulmonopoly soll ein Monopoly-Spiel auf Basis der Örtlichkeiten und Ereignisse der Hochschule Merseburg sein. <text:span text:style-name="T3">Dabei soll der Nutzer gegen 1-5 computergesteuerte Spieler(NPC) antreten können. Die NPCs sollen in Schwierigkeitsstufen eingeteilt werden, um den Benutzer auch schwierige Spielpartien zu ermöglichen und dem Benutzer auch eine Langzeitmotivation zu geben.</text:span></text:p>
      <text:p text:style-name="P4"/>
      <text:p text:style-name="P4"/>
      <text:p text:style-name="P11">2. Produkteinsatz</text:p>
      <text:p text:style-name="P4"/>
      <text:p text:style-name="P6">Das Spiel ist für Studenten oder Schüler, die an der Hochschule Merseburg studieren wollen oder schon studieren.</text:p>
      <text:p text:style-name="P6"/>
      <text:p text:style-name="P5">3. Produktfunktionen</text:p>
      <text:p text:style-name="P5"/>
      <text:p text:style-name="P5">3.1 Startmenü und Optionen</text:p>
      <text:p text:style-name="P13"/>
      <text:p text:style-name="P6">/LF010/<text:tab/>einstellen der Lautstärke, Auflösung und Detailliertheit der Spezialeffekte</text:p>
      <text:p text:style-name="P6">/LF0<text:span text:style-name="T5">2</text:span>0/<text:tab/>durchspielen eines Tutorials</text:p>
      <text:p text:style-name="P6">/LF0<text:span text:style-name="T5">3</text:span>0/<text:tab/><text:span text:style-name="T4">Wählen mehre Schwiergkeitsmodi </text:span></text:p>
      <text:p text:style-name="P6">/LF0<text:span text:style-name="T5">4</text:span>0/<text:tab/><text:span text:style-name="T5">Wählen der Anzahl der Mitspieler</text:span></text:p>
      <text:p text:style-name="P6">/<text:span text:style-name="T5">LF045/<text:tab/>Benutzer soll vorherige Partie laden können</text:span></text:p>
      <text:p text:style-name="P6"/>
      <text:p text:style-name="P12">3.<text:span text:style-name="T5">2 Ingame</text:span></text:p>
      <text:p text:style-name="P6"/>
      <text:p text:style-name="P17">/LF0<text:span text:style-name="T5">5</text:span>0/<text:tab/><text:span text:style-name="T5">umsetzen der Standard Monopoly-Regeln </text:span></text:p>
      <text:p text:style-name="P6">/LF0<text:span text:style-name="T5">6</text:span>0/<text:tab/><text:span text:style-name="T5">Benutzer kann sich die Straßenkarten, Guthaben von anderen Spielern ansehen </text:span></text:p>
      <text:p text:style-name="P6">/LF0<text:span text:style-name="T5">7</text:span>0/<text:tab/><text:span text:style-name="T5">Benutzer kann Spielfeld bewegen;</text:span></text:p>
      <text:p text:style-name="P6">/LF0<text:span text:style-name="T5">8</text:span>0/<text:tab/><text:span text:style-name="T5">Benutzer soll Partie speichern können</text:span></text:p>
      <text:p text:style-name="P14"><text:span text:style-name="T6">/LF0</text:span><text:span text:style-name="T7">9</text:span><text:span text:style-name="T6">0/<text:tab/></text:span></text:p>
      <text:p text:style-name="P14"/>
      <text:p text:style-name="P14"><text:span text:style-name="T2">4. Produktdaten</text:span></text:p>
      <text:p text:style-name="P14"/>
      <text:p text:style-name="P14"><text:span text:style-name="T6">/L</text:span><text:span text:style-name="T8">D</text:span><text:span text:style-name="T6">0</text:span><text:span text:style-name="T8">1</text:span><text:span text:style-name="T6">0/<text:tab/></text:span><text:span text:style-name="T8">Speichern der Guthaben aller Spieler (computergesteuerte Spieler sowie Benutzer) </text:span></text:p>
      <text:p text:style-name="P14"><text:span text:style-name="T8">/LD020/<text:tab/>Speichern Spielfigur des jeweiligen Spielers</text:span></text:p>
      <text:p text:style-name="P14"><text:span text:style-name="T8">/LD030/<text:tab/>Speichern der Karten, die der zur Zeit hat</text:span></text:p>
      <text:p text:style-name="P14"/>
      <text:p text:style-name="P14"><text:span text:style-name="T2">5. Produktleistung</text:span></text:p>
      <text:p text:style-name="P14"/>
      <text:p text:style-name="P14"><text:span text:style-name="T8">/LL010/<text:tab/>Skalierbare <text:s/>Darstellung des Spiels </text:span></text:p>
      <text:p text:style-name="P14"><text:span text:style-name="T8">/LL020/<text:tab/>hohe Speichereffizienz</text:span></text:p>
      <text:p text:style-name="P14"><text:span text:style-name="T8">/LL030/<text:tab/></text:span><text:span text:style-name="T9">geringe Performance-Anforderung</text:span></text:p>
      <text:p text:style-name="P14"/>
      <text:p text:style-name="P14"/>
      <text:p text:style-name="P18"/>
      <text:p text:style-name="P19">III Pflichtenheft</text:p>
      <text:p text:style-name="P15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8T11:26:18.879000000</meta:creation-date>
    <dc:date>2015-01-20T11:09:38.232000000</dc:date>
    <meta:editing-duration>PT31S</meta:editing-duration>
    <meta:editing-cycles>3</meta:editing-cycles>
    <meta:generator>LibreOffice/4.2.7.2$Windows_x86 LibreOffice_project/933c0aa564ec4f8883ed5732c866db48dca4dac5</meta:generator>
    <meta:document-statistic meta:table-count="0" meta:image-count="0" meta:object-count="0" meta:page-count="4" meta:paragraph-count="41" meta:word-count="233" meta:character-count="1890" meta:non-whitespace-character-count="1679"/>
  </office:meta>
</office:document-meta>
</file>